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office:font-face-decls>
  <office:automatic-styles>
    <style:style style:name="P1" style:family="paragraph" style:parent-style-name="Standard">
      <style:text-properties style:font-name="Courier"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text:span text:style-name="T1">Meeting Agenda</text:span></text:p>
      <text:p text:style-name="P1"/>
      <text:p text:style-name="P1"><text:s/><text:span text:style-name="T1"><text:s/>Date:</text:span><text:s/>2015-05-21</text:p>
      <text:p text:style-name="P1"/>
      <text:p text:style-name="P1"><text:s text:c="2"/><text:span text:style-name="T1">Facilitator:</text:span><text:s/>Tobias Hallberg</text:p>
      <text:p text:style-name="P1"/>
      <text:p text:style-name="P1"><text:s text:c="2"/><text:span text:style-name="T1">Participants:</text:span><text:s/>Neda Farhand, Tobias Hallberg, Daniel Johansson, Erik Öhrn</text:p>
      <text:p text:style-name="P1"/>
      <text:p text:style-name="P1"><text:span text:style-name="T1">1. Objectives (5 min). Resolve any issues preventing the team to </text:span></text:p>
      <text:p text:style-name="P1"><text:span text:style-name="T1"><text:s text:c="2"/>continue.</text:span></text:p>
      <text:p text:style-name="P1"/>
      <text:p text:style-name="P1">- We had a bug that made the program crash when player was walking into another room. Resolved during the meeting.</text:p>
      <text:p text:style-name="P1"/>
      <text:p text:style-name="P1"/>
      <text:p text:style-name="P1"><text:span text:style-name="T1">2. Reports (15 min) from previous meeting</text:span></text:p>
      <text:p text:style-name="P1"/>
      <text:p text:style-name="P1">- Erik: Made zombies unable to walk in water. Created water and hiding sensors. Improved path finding algorithm and made it more abstract. Made it possible to change rooms, the player got stuck in the door way before this. Written on the RAD and SDD.</text:p>
      <text:p text:style-name="P1">- Neda: Made zombie move towards player. Created and implemented subclasses to the Zombie class. Different properties to different zombies. Created and implemented Potions. If a potion is created without a specific potion type, the potion type will be randomized.</text:p>
      <text:p text:style-name="P1">- Daniel: Made it possible to aim and shoot with the mouse. Has looked into ray tracing to make a flash light.</text:p>
      <text:p text:style-name="P1">- Tobias: Added buttons paused screen. Recorded and added sound effects. Made Level to Room and created a new Level class</text:p>
      <text:p text:style-name="P1"/>
      <text:p text:style-name="P1"><text:span text:style-name="T1">3. Discussion items (35 min) </text:span></text:p>
      <text:p text:style-name="P1"/>
      <text:p text:style-name="P1">— We have discussed whether we should keep the Level class as it is. Making one Level into a single Room. Since we have all tools for making Levels work with Rooms, we will make it possible for player to walk into Room inside a Level, but not walk into another Level. When player finishes a level a ”level screen” will be shown.</text:p>
      <text:p text:style-name="P1">- We need to refactor the code. A lot of calculations is taking place in model instead of controllers.</text:p>
      <text:p text:style-name="P1">- We will prioritize what we need to finish: zombie movement, zombie attacks, player flash light, animations, more levels.</text:p>
      <text:p text:style-name="P1"/>
      <text:p text:style-name="P1"><text:span text:style-name="T1">4. Outcomes and assignments (5 min) </text:span></text:p>
      <text:p text:style-name="P1"/>
      <text:p text:style-name="P1">- Neda will keep working on zombie movement and zombie attacks. She will also make more levels.</text:p>
      <text:p text:style-name="P1">- Erik will help Neda with the levels. He will also help Daniel with the flash light using ray tracing.</text:p>
      <text:p text:style-name="P1">- Daniel will continue working on the flash light using ray tracing. He will also start working on sprite animations.</text:p>
      <text:p text:style-name="P1">- Tobias will finish the pause menu. He will also work together with Daniel making the animations for the sprites.</text:p>
      <text:p text:style-name="P1"/>
      <text:p text:style-name="P1"><text:span text:style-name="T1">5. Wrap up</text:span></text:p>
      <text:p text:style-name="P1">- No unresolved issues.</text:p>
      <text:p text:style-name="P1">- The next meeting will be held on Monday 25th of May at 10:30 in F40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office:meta>
</office:document-meta>
</file>